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August 4, 2021 (11:28:1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04T15:28:22Z</meta:creation-date>
    <dc:date>2021-08-04T15:28:22Z</dc:date>
    <meta:user-defined meta:name="date" meta:value-type="string">August   4, 2021 (11:28:1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